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"/>
    <style:font-face style:name="Lucida Console" svg:font-family="'Lucida Console', 'Courier New', monospace"/>
    <style:font-face style:name="andale mono" svg:font-family="'andale mono', 'lucida console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7ff" officeooo:paragraph-rsid="000cb7ff"/>
    </style:style>
    <style:style style:name="P2" style:family="paragraph" style:parent-style-name="Standard">
      <style:text-properties officeooo:rsid="001068c7" officeooo:paragraph-rsid="001068c7"/>
    </style:style>
    <style:style style:name="P3" style:family="paragraph" style:parent-style-name="Standard">
      <style:text-properties officeooo:rsid="0010e85b" officeooo:paragraph-rsid="0010e85b"/>
    </style:style>
    <style:style style:name="P4" style:family="paragraph" style:parent-style-name="Standard">
      <style:text-properties officeooo:rsid="001250d0" officeooo:paragraph-rsid="001250d0"/>
    </style:style>
    <style:style style:name="P5" style:family="paragraph" style:parent-style-name="Standard">
      <style:text-properties officeooo:rsid="00125c79" officeooo:paragraph-rsid="00125c79"/>
    </style:style>
    <style:style style:name="P6" style:family="paragraph" style:parent-style-name="Standard">
      <style:text-properties officeooo:rsid="0013e99a" officeooo:paragraph-rsid="0013e99a"/>
    </style:style>
    <style:style style:name="P7" style:family="paragraph" style:parent-style-name="Standard">
      <style:text-properties officeooo:paragraph-rsid="00153528"/>
    </style:style>
    <style:style style:name="P8" style:family="paragraph" style:parent-style-name="Preformatted_20_Text">
      <style:text-properties fo:font-variant="normal" fo:text-transform="none" fo:color="#005e81" style:font-name="andale mono" fo:font-size="9pt" fo:letter-spacing="normal" fo:font-style="normal" fo:font-weight="normal" officeooo:rsid="000cb7ff" officeooo:paragraph-rsid="000cb7ff"/>
    </style:style>
    <style:style style:name="P9" style:family="paragraph" style:parent-style-name="Standard">
      <style:text-properties fo:font-variant="normal" fo:text-transform="none" fo:color="#000000" style:font-name="Courier New" fo:font-size="9.75pt" fo:letter-spacing="normal" fo:font-style="normal" fo:font-weight="normal" officeooo:paragraph-rsid="00153528"/>
    </style:style>
    <style:style style:name="P10" style:family="paragraph" style:parent-style-name="Standard">
      <style:text-properties fo:font-variant="normal" fo:text-transform="none" fo:color="#000000" style:font-name="Courier New" fo:font-size="9.75pt" fo:letter-spacing="normal" fo:font-style="normal" fo:font-weight="normal" officeooo:rsid="00153528" officeooo:paragraph-rsid="00153528"/>
    </style:style>
    <style:style style:name="P11" style:family="paragraph" style:parent-style-name="Standard">
      <style:text-properties fo:font-variant="normal" fo:text-transform="none" fo:color="#000000" style:font-name="Courier New" fo:font-size="9.75pt" fo:letter-spacing="normal" fo:font-style="normal" fo:font-weight="normal" officeooo:rsid="001561c2" officeooo:paragraph-rsid="001561c2"/>
    </style:style>
    <style:style style:name="P12" style:family="paragraph" style:parent-style-name="Standard">
      <style:text-properties fo:font-variant="normal" fo:text-transform="none" fo:color="#000000" style:font-name="Courier New" fo:font-size="9.75pt" fo:letter-spacing="normal" fo:font-style="normal" fo:font-weight="normal" officeooo:rsid="00169e9f" officeooo:paragraph-rsid="00169e9f"/>
    </style:style>
    <style:style style:name="P13" style:family="paragraph" style:parent-style-name="Standard">
      <style:text-properties fo:font-variant="normal" fo:text-transform="none" fo:color="#000000" style:font-name="Courier New" fo:font-size="9.75pt" fo:letter-spacing="normal" fo:font-style="normal" fo:font-weight="normal" officeooo:rsid="0017de7c" officeooo:paragraph-rsid="0017de7c"/>
    </style:style>
    <style:style style:name="P14" style:family="paragraph" style:parent-style-name="Preformatted_20_Text">
      <style:text-properties fo:font-variant="normal" fo:text-transform="none" fo:color="#666666" style:font-name="Lucida Console" fo:font-size="7.5pt" fo:letter-spacing="normal" fo:font-style="normal" fo:font-weight="bold" officeooo:rsid="0017de7c" officeooo:paragraph-rsid="0017de7c" fo:background-color="#fafafa" loext:padding="0.0728in" loext:border-left="1.5pt solid #888888" loext:border-right="0.74pt solid #cccccc" loext:border-top="0.74pt solid #cccccc" loext:border-bottom="0.74pt solid #cccccc"/>
    </style:style>
    <style:style style:name="T1" style:family="text">
      <style:text-properties officeooo:rsid="0013e99a"/>
    </style:style>
    <style:style style:name="T2" style:family="text">
      <style:text-properties fo:font-variant="normal" fo:text-transform="none" fo:color="#000000" style:font-name="Courier New" fo:font-size="9.75pt" fo:letter-spacing="normal" fo:font-style="normal" fo:font-weight="normal"/>
    </style:style>
    <style:style style:name="T3" style:family="text">
      <style:text-properties fo:color="#c20cb9"/>
    </style:style>
    <style:style style:name="T4" style:family="text">
      <style:text-properties fo:color="#660033"/>
    </style:style>
    <style:style style:name="T5" style:family="text">
      <style:text-properties fo:color="#000000"/>
    </style:style>
    <style:style style:name="T6" style:family="text">
      <style:text-properties fo:color="#7a08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SLR</text:p>
      <text:p text:style-name="P1"/>
      <text:p text:style-name="P1">Commande nombre de coeurs:</text:p>
      <text:p text:style-name="P1"/>
      <text:p text:style-name="P8">cat /proc/cpuinfo | grep processor | wc -l</text:p>
      <text:p text:style-name="P1"/>
      <text:p text:style-name="P1">Nombre de coeurs : 4</text:p>
      <text:p text:style-name="P1"/>
      <text:p text:style-name="P1">Nombre de cpu cores : 4*2 = 8</text:p>
      <text:p text:style-name="P1"/>
      <text:p text:style-name="P2">Santé publique : </text:p>
      <text:p text:style-name="P2"/>
      <text:p text:style-name="P2"><text:tab/>Séquentiel : 1.079183091</text:p>
      <text:p text:style-name="P2"><text:tab/>Parrallèle : <text:s/>1.100482971</text:p>
      <text:p text:style-name="P2"/>
      <text:p text:style-name="P2">Gros fichier :</text:p>
      <text:p text:style-name="P2"/>
      <text:p text:style-name="P2"><text:tab/>Parrallèle : 14.90276634</text:p>
      <text:p text:style-name="P2"><text:tab/>Séquentiel : 21.188755483</text:p>
      <text:p text:style-name="P2"/>
      <text:p text:style-name="P3">18</text:p>
      <text:p text:style-name="P3"/>
      <text:p text:style-name="P3"><text:tab/>$ hostname</text:p>
      <text:p text:style-name="P3"><text:tab/>$ dnsdomainname</text:p>
      <text:p text:style-name="P3"/>
      <text:p text:style-name="P4">19</text:p>
      <text:p text:style-name="P4"/>
      <text:p text:style-name="P4"><text:tab/>ip address</text:p>
      <text:p text:style-name="P4"/>
      <text:p text:style-name="P5">20</text:p>
      <text:p text:style-name="P5"/>
      <text:p text:style-name="P5"><text:tab/>host amathieu-PC</text:p>
      <text:p text:style-name="P5"><text:tab/>host facebook.com</text:p>
      <text:p text:style-name="P5"/>
      <text:p text:style-name="P5">2<text:span text:style-name="T1">4</text:span></text:p>
      <text:p text:style-name="P5"><text:tab/></text:p>
      <text:p text:style-name="P5"><text:tab/><text:span text:style-name="T1">python puis 2+3</text:span></text:p>
      <text:p text:style-name="P5"><text:tab/><text:span text:style-name="T1">sinon calc 2+3</text:span></text:p>
      <text:p text:style-name="P5"/>
      <text:p text:style-name="P6">25</text:p>
      <text:p text:style-name="P6"/>
      <text:p text:style-name="P6"><text:tab/>ssh -t <text:a xlink:type="simple" xlink:href="mailto:amathieu@ssh.enst.fr" text:style-name="Internet_20_link" text:visited-style-name="Visited_20_Internet_20_Link">amathieu@ssh.enst.fr</text:a> ‘calc 2+3; bash -l’</text:p>
      <text:p text:style-name="P7"><text:span text:style-name="T1"><text:tab/></text:span><text:span text:style-name="T2">a@A:~&gt; cat .ssh/id_rsa.pub | ssh b@B 'cat &gt;&gt; .ssh/authorized_keys'</text:span></text:p>
      <text:p text:style-name="P9"/>
      <text:p text:style-name="P10">26 </text:p>
      <text:p text:style-name="P10"/>
      <text:p text:style-name="P10"><text:tab/>/home/amathieu</text:p>
      <text:p text:style-name="P10"/>
      <text:p text:style-name="P11">29</text:p>
      <text:p text:style-name="P11"><text:tab/>df (path)</text:p>
      <text:p text:style-name="P11"><text:tab/>sinon lvs -o +devices (sortie de df (path) )</text:p>
      <text:p text:style-name="P11"><text:tab/>sinon cat /proc/mdstat</text:p>
      <text:p text:style-name="P12"/>
      <text:p text:style-name="P12">30</text:p>
      <text:p text:style-name="P12"><text:tab/>/dev/sda5</text:p>
      <text:p text:style-name="P13"><text:soft-page-break/>SCP</text:p>
      <text:p text:style-name="P13"/>
      <text:p text:style-name="P14"><text:span text:style-name="T3">scp</text:span> <text:span text:style-name="T4">-r</text:span> <text:span text:style-name="T4">-p</text:span> user<text:span text:style-name="T5">@</text:span>serveur1:chemin<text:span text:style-name="T5">/</text:span>vers<text:span text:style-name="T5">/</text:span>dossier<text:span text:style-name="T5">/</text:span><text:span text:style-name="T6">source</text:span> user<text:span text:style-name="T5">@</text:span>serveur2:chemin<text:span text:style-name="T5">/</text:span>vers<text:span text:style-name="T5">/</text:span>dossier<text:span text:style-name="T5">/</text:span>destination</text:p>
      <text:p text:style-name="Text_20_body"><text:lin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"/>
    <style:font-face style:name="Lucida Console" svg:font-family="'Lucida Console', 'Courier New', monospace"/>
    <style:font-face style:name="andale mono" svg:font-family="'andale mono', 'lucida console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6:22:01.495104865</meta:creation-date>
    <dc:date>2017-05-24T21:35:18.296093790</dc:date>
    <meta:editing-duration>PT6H54M34S</meta:editing-duration>
    <meta:editing-cycles>3</meta:editing-cycles>
    <meta:generator>LibreOffice/5.2.2.2$Linux_X86_64 LibreOffice_project/20m0$Build-2</meta:generator>
    <meta:document-statistic meta:table-count="0" meta:image-count="0" meta:object-count="0" meta:page-count="2" meta:paragraph-count="37" meta:word-count="107" meta:character-count="702" meta:non-whitespace-character-count="606"/>
  </office:meta>
</office:document-meta>
</file>